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2pt" style:text-underline-style="solid" style:text-underline-width="auto" style:text-underline-color="font-color" fo:font-weight="bold" officeooo:rsid="001e9b93" officeooo:paragraph-rsid="001e9b9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e1faf" officeooo:paragraph-rsid="001e1fa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e1faf" officeooo:paragraph-rsid="001e1fa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rsid="001e1faf" officeooo:paragraph-rsid="001e1fa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1e1faf" officeooo:paragraph-rsid="001e1fa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1e1faf" officeooo:paragraph-rsid="001e1faf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0pt" fo:font-style="normal" fo:font-weight="bold" officeooo:rsid="001e1faf" officeooo:paragraph-rsid="001e1faf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0pt" fo:font-style="normal" fo:font-weight="normal" officeooo:rsid="001e1faf" officeooo:paragraph-rsid="001e1faf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0pt" fo:font-style="normal" fo:font-weight="bold" officeooo:rsid="001e1faf" officeooo:paragraph-rsid="001e1faf" style:font-size-asian="8.75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officeooo:rsid="001e1faf" officeooo:paragraph-rsid="001e1faf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0pt" fo:font-style="normal" fo:font-weight="normal" officeooo:rsid="001e1faf" officeooo:paragraph-rsid="001e1faf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1e1faf" officeooo:paragraph-rsid="001e1faf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style="normal" fo:font-weight="normal" officeooo:rsid="001e1faf" officeooo:paragraph-rsid="001e1fa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e1faf" officeooo:paragraph-rsid="001e1fa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c9211e" loext:opacity="100%" fo:font-style="normal" style:font-style-asian="normal" style:font-style-complex="normal"/>
    </style:style>
    <style:style style:name="T7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de gestion de tournoi gaming </text:p>
      <text:p text:style-name="P1"/>
      <text:p text:style-name="P2">GAMING TOURNAMENT</text:p>
      <text:p text:style-name="P3"/>
      <text:p text:style-name="P4"><text:span text:style-name="T1">Fonctionnalités du site : </text:span><text:s/></text:p>
      <text:p text:style-name="P5"/>
      <text:p text:style-name="P6">1) Gestion des utilisateurs :</text:p>
      <text:p text:style-name="P6"><text:tab/><text:span text:style-name="T2">-inscription et connexion des joueurs (possibilité de profil personnalisable)</text:span></text:p>
      <text:p text:style-name="P7"><text:tab/>-gestion des rôles (admin, organisateur, joueur) avec des droits spécifique a chaque rôles</text:p>
      <text:p text:style-name="P7"><text:tab/><text:tab/>- Admin voir rubrique 5</text:p>
      <text:p text:style-name="P7"><text:tab/><text:tab/>-Organisateur : peut créer des tournois,modifié les tableaux des scores, bannir un joueur des tournois (mais pas du site), et s’inscrire aux tournois</text:p>
      <text:p text:style-name="P7"><text:tab/><text:tab/>-Joueur : peut seulement s’inscrire au tournois</text:p>
      <text:p text:style-name="P6"><text:span text:style-name="T2"/></text:p>
      <text:p text:style-name="P7"><text:tab/>-possibilité d’inclure un système de messagerie(facultatif)</text:p>
      <text:p text:style-name="P6"><text:span text:style-name="T2"/></text:p>
      <text:p text:style-name="P6"><text:span text:style-name="T2"/></text:p>
      <text:p text:style-name="P6">2) Gestion des tournois :</text:p>
      <text:p text:style-name="P6"><text:tab/><text:span text:style-name="T3">-création de tournois (date,heure,format,jeux concerné)</text:span></text:p>
      <text:p text:style-name="P8"><text:tab/>-systèmes d’inscription</text:p>
      <text:p text:style-name="P8"><text:tab/>-gestion des équipes (possibilité de l’automatisé?)</text:p>
      <text:p text:style-name="P8"><text:tab/>-calendrier des matchs (possibilité d’intégré un calendrier?)</text:p>
      <text:p text:style-name="P6"><text:span text:style-name="T3"/></text:p>
      <text:p text:style-name="P6"><text:span text:style-name="T3"/></text:p>
      <text:p text:style-name="P6"><text:span text:style-name="T4">3) Classements </text:span><text:span text:style-name="T5">(suivi des matchs en temps réel *facultatif*)</text:span><text:span text:style-name="T4">:</text:span></text:p>
      <text:p text:style-name="P6"><text:span text:style-name="T4"><text:tab/>-</text:span><text:span text:style-name="T3">classements des joueurs/équipes basé sur les résultats / performance </text:span><text:span text:style-name="T6">(base de donnée?)</text:span></text:p>
      <text:p text:style-name="P6"><text:span text:style-name="T3"><text:tab/>-historique des tournois </text:span><text:span text:style-name="T6">(base de donnée?)</text:span></text:p>
      <text:p text:style-name="P6"><text:span text:style-name="T6"><text:tab/></text:span><text:span text:style-name="T7">-tableau des scores en temps réel(facultatif)</text:span></text:p>
      <text:p text:style-name="P6"><text:span text:style-name="T8"/></text:p>
      <text:p text:style-name="P9">4)Chat et forum ( bonne idée??)</text:p>
      <text:p text:style-name="P6"><text:span text:style-name="T8"/></text:p>
      <text:p text:style-name="P9">5)Tableau de bord Admin :</text:p>
      <text:p text:style-name="P6"><text:span text:style-name="T8"><text:tab/></text:span><text:span text:style-name="T7">-gestion des tournois (création, MaJ, suppression,)</text:span></text:p>
      <text:p text:style-name="P10"><text:tab/>-suivi des utilisateur et gestion de profils</text:p>
      <text:p text:style-name="P10"><text:tab/>-Stat. Global (nombre de joueurs inscrits, tournois organisé, performance des joueurs</text:p>
      <text:p text:style-name="P10"><text:tab/>-gestion des rôles et permission (créer/modifier/supprimé des comptes organisateur, contrôlé les droits et l’Accès des utilisateur (joueurs/organisateur )</text:p>
      <text:p text:style-name="P10"><text:tab/>-gestion des utilisateur (bannir ou suspendre, accéder au stats et historique)</text:p>
      <text:p text:style-name="P10"><text:tab/>-configuration et personnalisation du site</text:p>
      <text:p text:style-name="P10"><text:tab/>-accés au tableau de bord complet (stats tournoi,utilisateur ex : jeux sur lequels il y a le + de tournois / joueurs ayant fait le + de tournois / joueurs avec le + de victoire / organisateur qui a organisé le + de tournoi)</text:p>
      <text:p text:style-name="P5"><text:span text:style-name="T7"/></text:p>
      <text:p text:style-name="P5"><text:span text:style-name="T7"/></text:p>
      <text:p text:style-name="P11">BASE DE DONNEE :</text:p>
      <text:p text:style-name="P12"><text:span text:style-name="T8"/></text:p>
      <text:p text:style-name="P13">Utilisateur : identifiant / pseudo / mail / password / rôle / date d’inscription </text:p>
      <text:p text:style-name="P14"><text:span text:style-name="T8"/></text:p>
      <text:p text:style-name="P13">Tournoi : identifiant tournoi , nom de tournoi, jeu concerné, format (si plusieurs format), date, organisateur, statuts(a venir, en cours, terminé)</text:p>
      <text:p text:style-name="P14"><text:span text:style-name="T8"/></text:p>
      <text:p text:style-name="P13">Mach : identifiant match, référence au tournois (dans quel tournois a t’il était joué), référence équipe, score, statuts</text:p>
      <text:p text:style-name="P12"><text:span text:style-name="T8"/></text:p>
      <text:p text:style-name="P11">A FINIR…..</text:p>
      <text:p text:style-name="P12"><text:span text:style-name="T8"/></text:p>
      <text:p text:style-name="P12"><text:span text:style-name="T8"/></text:p>
      <text:p text:style-name="P5"><text:span text:style-name="T7"/></text:p>
      <text:p text:style-name="P5"><text:span text:style-name="T7"/></text:p>
      <text:p text:style-name="P15"><text:tab/><text:tab/><text:tab/><text:tab/></text:p>
      <text:p text:style-name="P15"><text:tab/></text:p>
      <text:p text:style-name="P5"><text:soft-page-break/><text:span text:style-name="T3"><text:tab/></text:span></text:p>
      <text:p text:style-name="P16"><text:tab/></text:p>
      <text:p text:style-name="P5"><text:span text:style-name="T3"/></text:p>
      <text:p text:style-name="P5"><text:span text:style-name="T2"/></text:p>
      <text:p text:style-name="P5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9:53:48.554000000</meta:creation-date>
    <dc:date>2024-11-22T00:43:12.827000000</dc:date>
    <meta:editing-duration>PT1H14M38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37" meta:word-count="310" meta:character-count="2139" meta:non-whitespace-character-count="1828"/>
  </office:meta>
</office:document-meta>
</file>